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2" style:family="table">
      <style:table-properties style:width="3.3826in" fo:margin-left="2.6667in" fo:margin-right="-0.0014in" table:align="margins"/>
    </style:style>
    <style:style style:name="Tabelle2.A" style:family="table-column">
      <style:table-column-properties style:column-width="1.1111in" style:rel-column-width="21531*"/>
    </style:style>
    <style:style style:name="Tabelle2.B" style:family="table-column">
      <style:table-column-properties style:column-width="2.2715in" style:rel-column-width="44004*"/>
    </style:style>
    <style:style style:name="Tabelle2.A1" style:family="table-cell">
      <style:table-cell-properties style:vertical-align="top" fo:padding="0in" fo:border="none"/>
    </style:style>
    <style:style style:name="Tabelle3" style:family="table">
      <style:table-properties style:width="3.3993in" fo:margin-left="2.65in" fo:margin-right="-0.0014in" table:align="margins"/>
    </style:style>
    <style:style style:name="Tabelle3.A" style:family="table-column">
      <style:table-column-properties style:column-width="1.1299in" style:rel-column-width="21782*"/>
    </style:style>
    <style:style style:name="Tabelle3.B" style:family="table-column">
      <style:table-column-properties style:column-width="2.2694in" style:rel-column-width="43753*"/>
    </style:style>
    <style:style style:name="Tabelle3.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JAVA" style:family="table">
      <style:table-properties style:width="6.0382in" fo:break-before="auto" fo:break-after="auto" table:align="left"/>
    </style:style>
    <style:style style:name="JAVA.A" style:family="table-column">
      <style:table-column-properties style:column-width="1.8118in"/>
    </style:style>
    <style:style style:name="JAVA.B" style:family="table-column">
      <style:table-column-properties style:column-width="0.3118in"/>
    </style:style>
    <style:style style:name="JAVA.C" style:family="table-column">
      <style:table-column-properties style:column-width="0.3125in"/>
    </style:style>
    <style:style style:name="JAVA.D" style:family="table-column">
      <style:table-column-properties style:column-width="0.5007in"/>
    </style:style>
    <style:style style:name="JAVA.J" style:family="table-column">
      <style:table-column-properties style:column-width="1.5396in"/>
    </style:style>
    <style:style style:name="JAVA.A1" style:family="table-cell">
      <style:table-cell-properties fo:padding="0.0382in" fo:border="0.05pt solid #000000"/>
    </style:style>
    <style:style style:name="JAVA.A2" style:family="table-cell">
      <style:table-cell-properties fo:padding="0.0382in" fo:border-left="0.05pt solid #000000" fo:border-right="none" fo:border-top="none" fo:border-bottom="0.05pt solid #000000"/>
    </style:style>
    <style:style style:name="JAVA.J2" style:family="table-cell">
      <style:table-cell-properties fo:padding="0.0382in" fo:border-left="0.05pt solid #000000" fo:border-right="0.05pt solid #000000" fo:border-top="none" fo:border-bottom="0.05pt solid #000000"/>
    </style:style>
    <style:style style:name="RUBY" style:family="table">
      <style:table-properties style:width="6.0382in" fo:break-before="auto" fo:break-after="auto" table:align="left"/>
    </style:style>
    <style:style style:name="RUBY.A" style:family="table-column">
      <style:table-column-properties style:column-width="1.8118in"/>
    </style:style>
    <style:style style:name="RUBY.B" style:family="table-column">
      <style:table-column-properties style:column-width="0.3118in"/>
    </style:style>
    <style:style style:name="RUBY.C" style:family="table-column">
      <style:table-column-properties style:column-width="0.3125in"/>
    </style:style>
    <style:style style:name="RUBY.D" style:family="table-column">
      <style:table-column-properties style:column-width="0.5007in"/>
    </style:style>
    <style:style style:name="RUBY.J" style:family="table-column">
      <style:table-column-properties style:column-width="1.5396in"/>
    </style:style>
    <style:style style:name="RUBY.A1" style:family="table-cell">
      <style:table-cell-properties fo:padding="0.0382in" fo:border="0.05pt solid #000000"/>
    </style:style>
    <style:style style:name="RUBY.A2" style:family="table-cell">
      <style:table-cell-properties fo:padding="0.0382in" fo:border-left="0.05pt solid #000000" fo:border-right="none" fo:border-top="none" fo:border-bottom="0.05pt solid #000000"/>
    </style:style>
    <style:style style:name="RUBY.J2" style:family="table-cell">
      <style:table-cell-properties fo:padding="0.0382in" fo:border-left="0.05pt solid #000000" fo:border-right="0.05pt solid #000000" fo:border-top="none" fo:border-bottom="0.05pt solid #000000"/>
    </style:style>
    <style:style style:name="JAVASCRIPT" style:family="table">
      <style:table-properties style:width="6.0382in" fo:break-before="auto" fo:break-after="auto" table:align="left"/>
    </style:style>
    <style:style style:name="JAVASCRIPT.A" style:family="table-column">
      <style:table-column-properties style:column-width="1.8118in"/>
    </style:style>
    <style:style style:name="JAVASCRIPT.B" style:family="table-column">
      <style:table-column-properties style:column-width="0.3118in"/>
    </style:style>
    <style:style style:name="JAVASCRIPT.C" style:family="table-column">
      <style:table-column-properties style:column-width="0.3125in"/>
    </style:style>
    <style:style style:name="JAVASCRIPT.D" style:family="table-column">
      <style:table-column-properties style:column-width="0.5007in"/>
    </style:style>
    <style:style style:name="JAVASCRIPT.J" style:family="table-column">
      <style:table-column-properties style:column-width="1.5396in"/>
    </style:style>
    <style:style style:name="JAVASCRIPT.A1" style:family="table-cell">
      <style:table-cell-properties fo:padding="0.0382in" fo:border="0.05pt solid #000000"/>
    </style:style>
    <style:style style:name="JAVASCRIPT.A2" style:family="table-cell">
      <style:table-cell-properties fo:padding="0.0382in" fo:border-left="0.05pt solid #000000" fo:border-right="none" fo:border-top="none" fo:border-bottom="0.05pt solid #000000"/>
    </style:style>
    <style:style style:name="JAVASCRIPT.J2" style:family="table-cell">
      <style:table-cell-properties fo:padding="0.0382in" fo:border-left="0.05pt solid #000000" fo:border-right="0.05pt solid #000000" fo:border-top="none" fo:border-bottom="0.05pt solid #000000"/>
    </style:style>
    <style:style style:name="ALLGEMEINEKONZEPTEUNDSPRACHEN" style:family="table">
      <style:table-properties style:width="6.0382in" fo:break-before="auto" fo:break-after="auto" table:align="left"/>
    </style:style>
    <style:style style:name="ALLGEMEINEKONZEPTEUNDSPRACHEN.A" style:family="table-column">
      <style:table-column-properties style:column-width="1.8118in"/>
    </style:style>
    <style:style style:name="ALLGEMEINEKONZEPTEUNDSPRACHEN.B" style:family="table-column">
      <style:table-column-properties style:column-width="0.3118in"/>
    </style:style>
    <style:style style:name="ALLGEMEINEKONZEPTEUNDSPRACHEN.C" style:family="table-column">
      <style:table-column-properties style:column-width="0.3125in"/>
    </style:style>
    <style:style style:name="ALLGEMEINEKONZEPTEUNDSPRACHEN.D" style:family="table-column">
      <style:table-column-properties style:column-width="0.5007in"/>
    </style:style>
    <style:style style:name="ALLGEMEINEKONZEPTEUNDSPRACHEN.J" style:family="table-column">
      <style:table-column-properties style:column-width="1.5396in"/>
    </style:style>
    <style:style style:name="ALLGEMEINEKONZEPTEUNDSPRACHEN.A1" style:family="table-cell">
      <style:table-cell-properties fo:padding="0.0382in" fo:border="0.05pt solid #000000"/>
    </style:style>
    <style:style style:name="ALLGEMEINEKONZEPTEUNDSPRACHEN.A2" style:family="table-cell">
      <style:table-cell-properties fo:padding="0.0382in" fo:border-left="0.05pt solid #000000" fo:border-right="none" fo:border-top="none" fo:border-bottom="0.05pt solid #000000"/>
    </style:style>
    <style:style style:name="ALLGEMEINEKONZEPTEUNDSPRACHEN.J2" style:family="table-cell">
      <style:table-cell-properties fo:padding="0.0382in" fo:border-left="0.05pt solid #000000" fo:border-right="0.05pt solid #000000" fo:border-top="none" fo:border-bottom="0.05pt solid #000000"/>
    </style:style>
    <style:style style:name="WERKZEUGE" style:family="table">
      <style:table-properties style:width="6.0382in" fo:break-before="auto" fo:break-after="auto" table:align="left"/>
    </style:style>
    <style:style style:name="WERKZEUGE.A" style:family="table-column">
      <style:table-column-properties style:column-width="1.8118in"/>
    </style:style>
    <style:style style:name="WERKZEUGE.B" style:family="table-column">
      <style:table-column-properties style:column-width="0.3118in"/>
    </style:style>
    <style:style style:name="WERKZEUGE.C" style:family="table-column">
      <style:table-column-properties style:column-width="0.3125in"/>
    </style:style>
    <style:style style:name="WERKZEUGE.D" style:family="table-column">
      <style:table-column-properties style:column-width="0.5007in"/>
    </style:style>
    <style:style style:name="WERKZEUGE.J" style:family="table-column">
      <style:table-column-properties style:column-width="1.5396in"/>
    </style:style>
    <style:style style:name="WERKZEUGE.A1" style:family="table-cell">
      <style:table-cell-properties fo:padding="0.0382in" fo:border="0.05pt solid #000000"/>
    </style:style>
    <style:style style:name="WERKZEUGE.A2" style:family="table-cell">
      <style:table-cell-properties fo:padding="0.0382in" fo:border-left="0.05pt solid #000000" fo:border-right="none" fo:border-top="none" fo:border-bottom="0.05pt solid #000000"/>
    </style:style>
    <style:style style:name="WERKZEUGE.J2" style:family="table-cell">
      <style:table-cell-properties fo:padding="0.0382in" fo:border-left="0.05pt solid #000000" fo:border-right="0.05pt solid #000000" fo:border-top="none" fo:border-bottom="0.05pt solid #000000"/>
    </style:style>
    <style:style style:name="DATENBANKEN" style:family="table">
      <style:table-properties style:width="6.0382in" fo:break-before="auto" fo:break-after="auto" table:align="left"/>
    </style:style>
    <style:style style:name="DATENBANKEN.A" style:family="table-column">
      <style:table-column-properties style:column-width="1.8118in"/>
    </style:style>
    <style:style style:name="DATENBANKEN.B" style:family="table-column">
      <style:table-column-properties style:column-width="0.3118in"/>
    </style:style>
    <style:style style:name="DATENBANKEN.C" style:family="table-column">
      <style:table-column-properties style:column-width="0.3125in"/>
    </style:style>
    <style:style style:name="DATENBANKEN.D" style:family="table-column">
      <style:table-column-properties style:column-width="0.5007in"/>
    </style:style>
    <style:style style:name="DATENBANKEN.J" style:family="table-column">
      <style:table-column-properties style:column-width="1.5396in"/>
    </style:style>
    <style:style style:name="DATENBANKEN.A1" style:family="table-cell">
      <style:table-cell-properties fo:padding="0.0382in" fo:border="0.05pt solid #000000"/>
    </style:style>
    <style:style style:name="DATENBANKEN.A2" style:family="table-cell">
      <style:table-cell-properties fo:padding="0.0382in" fo:border-left="0.05pt solid #000000" fo:border-right="none" fo:border-top="none" fo:border-bottom="0.05pt solid #000000"/>
    </style:style>
    <style:style style:name="DATENBANKEN.J2" style:family="table-cell">
      <style:table-cell-properties fo:padding="0.0382in" fo:border-left="0.05pt solid #000000" fo:border-right="0.05pt solid #000000" fo:border-top="none" fo:border-bottom="0.05pt solid #000000"/>
    </style:style>
    <style:style style:name="SOFTWAREDESIGNUNDMETHODEN" style:family="table">
      <style:table-properties style:width="6.0382in" fo:break-before="auto" fo:break-after="auto" table:align="left"/>
    </style:style>
    <style:style style:name="SOFTWAREDESIGNUNDMETHODEN.A" style:family="table-column">
      <style:table-column-properties style:column-width="1.8118in"/>
    </style:style>
    <style:style style:name="SOFTWAREDESIGNUNDMETHODEN.B" style:family="table-column">
      <style:table-column-properties style:column-width="0.3118in"/>
    </style:style>
    <style:style style:name="SOFTWAREDESIGNUNDMETHODEN.C" style:family="table-column">
      <style:table-column-properties style:column-width="0.3125in"/>
    </style:style>
    <style:style style:name="SOFTWAREDESIGNUNDMETHODEN.D" style:family="table-column">
      <style:table-column-properties style:column-width="0.5007in"/>
    </style:style>
    <style:style style:name="SOFTWAREDESIGNUNDMETHODEN.J" style:family="table-column">
      <style:table-column-properties style:column-width="1.5396in"/>
    </style:style>
    <style:style style:name="SOFTWAREDESIGNUNDMETHODEN.A1" style:family="table-cell">
      <style:table-cell-properties fo:padding="0.0382in" fo:border="0.05pt solid #000000"/>
    </style:style>
    <style:style style:name="SOFTWAREDESIGNUNDMETHODEN.A2" style:family="table-cell">
      <style:table-cell-properties fo:padding="0.0382in" fo:border-left="0.05pt solid #000000" fo:border-right="none" fo:border-top="none" fo:border-bottom="0.05pt solid #000000"/>
    </style:style>
    <style:style style:name="SOFTWAREDESIGNUNDMETHODEN.J2" style:family="table-cell">
      <style:table-cell-properties fo:padding="0.0382in" fo:border-left="0.05pt solid #000000" fo:border-right="0.05pt solid #000000" fo:border-top="none" fo:border-bottom="0.05pt solid #000000"/>
    </style:style>
    <style:style style:name="MIDDLEWARE" style:family="table">
      <style:table-properties style:width="6.059in" fo:margin-left="0in" fo:break-before="auto" fo:break-after="auto" table:align="left"/>
    </style:style>
    <style:style style:name="MIDDLEWARE.A" style:family="table-column">
      <style:table-column-properties style:column-width="1.8118in"/>
    </style:style>
    <style:style style:name="MIDDLEWARE.B" style:family="table-column">
      <style:table-column-properties style:column-width="0.3118in"/>
    </style:style>
    <style:style style:name="MIDDLEWARE.C" style:family="table-column">
      <style:table-column-properties style:column-width="0.3125in"/>
    </style:style>
    <style:style style:name="MIDDLEWARE.D" style:family="table-column">
      <style:table-column-properties style:column-width="0.5007in"/>
    </style:style>
    <style:style style:name="MIDDLEWARE.J" style:family="table-column">
      <style:table-column-properties style:column-width="1.5604in"/>
    </style:style>
    <style:style style:name="MIDDLEWARE.A1" style:family="table-cell">
      <style:table-cell-properties fo:padding="0.0382in" fo:border="0.05pt solid #000000"/>
    </style:style>
    <style:style style:name="MIDDLEWARE.A2" style:family="table-cell">
      <style:table-cell-properties fo:padding="0.0382in" fo:border-left="0.05pt solid #000000" fo:border-right="none" fo:border-top="none" fo:border-bottom="0.05pt solid #000000"/>
    </style:style>
    <style:style style:name="MIDDLEWARE.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8pt" officeooo:paragraph-rsid="00717f9b" style:font-size-asian="8pt"/>
    </style:style>
    <style:style style:name="P3" style:family="paragraph" style:parent-style-name="Standard">
      <style:paragraph-properties fo:text-align="end" style:justify-single-word="false"/>
      <style:text-properties fo:font-size="8pt" officeooo:rsid="004b24c9" officeooo:paragraph-rsid="00717f9b" style:font-size-asian="8pt"/>
    </style:style>
    <style:style style:name="P4" style:family="paragraph" style:parent-style-name="Standard">
      <style:paragraph-properties fo:text-align="end" style:justify-single-word="false"/>
      <style:text-properties fo:font-size="2pt" style:font-size-asian="2pt"/>
    </style:style>
    <style:style style:name="P5" style:family="paragraph" style:parent-style-name="Standard">
      <style:paragraph-properties fo:text-align="end" style:justify-single-word="false"/>
      <style:text-properties fo:font-size="2pt" officeooo:paragraph-rsid="00717f9b" style:font-size-asian="2pt"/>
    </style:style>
    <style:style style:name="P6" style:family="paragraph" style:parent-style-name="Standard">
      <style:text-properties style:font-name="Humnst777 Lt BT1" officeooo:rsid="004db413" officeooo:paragraph-rsid="004db413"/>
    </style:style>
    <style:style style:name="P7" style:family="paragraph" style:parent-style-name="Standard">
      <style:text-properties style:font-name="Humnst777 Lt BT1" officeooo:rsid="00731c2c" officeooo:paragraph-rsid="00731c2c"/>
    </style:style>
    <style:style style:name="P8" style:family="paragraph" style:parent-style-name="Standard">
      <style:paragraph-properties fo:text-align="start" style:justify-single-word="false"/>
      <style:text-properties style:font-name="Humnst777 Lt BT1" officeooo:rsid="00731c2c" officeooo:paragraph-rsid="00731c2c"/>
    </style:style>
    <style:style style:name="P9" style:family="paragraph" style:parent-style-name="Standard">
      <style:text-properties style:use-window-font-color="true" style:font-name="Humnst777 Lt BT1"/>
    </style:style>
    <style:style style:name="P10" style:family="paragraph" style:parent-style-name="Standard">
      <style:paragraph-properties fo:text-align="start" style:justify-single-word="false"/>
      <style:text-properties style:use-window-font-color="true" style:font-name="Humnst777 Lt BT1" officeooo:paragraph-rsid="00626c66"/>
    </style:style>
    <style:style style:name="P11"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12" style:family="paragraph" style:parent-style-name="Standard">
      <style:paragraph-properties fo:text-align="center" style:justify-single-word="false"/>
      <style:text-properties style:use-window-font-color="true" style:font-name="Humnst777 Lt BT1" officeooo:paragraph-rsid="00626c66"/>
    </style:style>
    <style:style style:name="P13" style:family="paragraph" style:parent-style-name="Standard">
      <style:text-properties officeooo:rsid="004db413" officeooo:paragraph-rsid="004db413"/>
    </style:style>
    <style:style style:name="P14" style:family="paragraph" style:parent-style-name="Standard">
      <style:text-properties style:font-name="Roboto Light" officeooo:rsid="001e4714" officeooo:paragraph-rsid="005050c0"/>
    </style:style>
    <style:style style:name="P15" style:family="paragraph" style:parent-style-name="Standard">
      <style:text-properties style:font-name="Roboto Light" officeooo:paragraph-rsid="005050c0"/>
    </style:style>
    <style:style style:name="P16" style:family="paragraph" style:parent-style-name="Standard">
      <style:text-properties style:font-name="Roboto Light" officeooo:paragraph-rsid="00717f9b"/>
    </style:style>
    <style:style style:name="P17" style:family="paragraph" style:parent-style-name="Standard">
      <style:text-properties officeooo:rsid="0061c42c" officeooo:paragraph-rsid="00626c66"/>
    </style:style>
    <style:style style:name="P18" style:family="paragraph" style:parent-style-name="Standard">
      <style:text-properties officeooo:paragraph-rsid="00717f9b"/>
    </style:style>
    <style:style style:name="P19" style:family="paragraph" style:parent-style-name="Small">
      <style:paragraph-properties fo:text-align="start" style:justify-single-word="false">
        <style:tab-stops>
          <style:tab-stop style:position="1.0819in"/>
        </style:tab-stops>
      </style:paragraph-properties>
      <style:text-properties fo:color="#c0c0c0"/>
    </style:style>
    <style:style style:name="P20" style:family="paragraph" style:parent-style-name="Small">
      <style:paragraph-properties>
        <style:tab-stops>
          <style:tab-stop style:position="3.2591in" style:type="center"/>
          <style:tab-stop style:position="6.0492in" style:type="right"/>
        </style:tab-stops>
      </style:paragraph-properties>
    </style:style>
    <style:style style:name="P21"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2"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3"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4" style:family="paragraph" style:parent-style-name="Standard">
      <style:paragraph-properties fo:margin-left="0in" fo:margin-right="0in" fo:text-indent="0in" style:auto-text-indent="false"/>
      <style:text-properties style:use-window-font-color="true" style:font-name="Humnst777 Lt BT1"/>
    </style:style>
    <style:style style:name="P25"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6" style:family="paragraph" style:parent-style-name="Standard">
      <style:paragraph-properties fo:hyphenation-ladder-count="no-limit" style:shadow="none"/>
      <style:text-properties fo:hyphenate="true" fo:hyphenation-remain-char-count="2" fo:hyphenation-push-char-count="2"/>
    </style:style>
    <style:style style:name="P27" style:family="paragraph" style:parent-style-name="Standard">
      <style:paragraph-properties fo:margin-top="0.0138in" fo:margin-bottom="0in" style:contextual-spacing="false" fo:text-align="start" style:justify-single-word="false" style:vertical-align="middle"/>
    </style:style>
    <style:style style:name="P28"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29"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0" style:family="paragraph" style:parent-style-name="Table_20_Contents">
      <style:text-properties officeooo:rsid="006651ce" officeooo:paragraph-rsid="006651ce"/>
    </style:style>
    <style:style style:name="P31" style:family="paragraph" style:parent-style-name="Table_20_Contents">
      <style:text-properties officeooo:rsid="006651ce" officeooo:paragraph-rsid="00668a2d"/>
    </style:style>
    <style:style style:name="P32" style:family="paragraph" style:parent-style-name="Table_20_Contents">
      <style:paragraph-properties fo:text-align="center" style:justify-single-word="false"/>
      <style:text-properties officeooo:rsid="0068865f" officeooo:paragraph-rsid="0068865f"/>
    </style:style>
    <style:style style:name="P33" style:family="paragraph" style:parent-style-name="Table_20_Contents">
      <style:paragraph-properties fo:text-align="center" style:justify-single-word="false" fo:background-color="#cccccc">
        <style:background-image/>
      </style:paragraph-properties>
      <style:text-properties officeooo:rsid="0066689a" officeooo:paragraph-rsid="0066689a" fo:background-color="transparent"/>
    </style:style>
    <style:style style:name="P34" style:family="paragraph" style:parent-style-name="Table_20_Contents">
      <style:paragraph-properties fo:text-align="center" style:justify-single-word="false" fo:background-color="#cccccc">
        <style:background-image/>
      </style:paragraph-properties>
      <style:text-properties officeooo:rsid="00668a2d" officeooo:paragraph-rsid="00668a2d"/>
    </style:style>
    <style:style style:name="P35" style:family="paragraph" style:parent-style-name="Table_20_Contents">
      <style:paragraph-properties fo:text-align="center" style:justify-single-word="false" fo:background-color="#cccccc">
        <style:background-image/>
      </style:paragraph-properties>
      <style:text-properties officeooo:rsid="0066689a" officeooo:paragraph-rsid="00668a2d"/>
    </style:style>
    <style:style style:name="P36" style:family="paragraph" style:parent-style-name="Standard">
      <style:paragraph-properties fo:margin-top="0.1181in" fo:margin-bottom="0.0193in" style:contextual-spacing="false" fo:text-align="start" style:justify-single-word="false"/>
      <style:text-properties style:font-name="Humnst777 BT1" officeooo:paragraph-rsid="00717f9b"/>
    </style:style>
    <style:style style:name="P37" style:family="paragraph" style:parent-style-name="Heading_20_1">
      <style:text-properties officeooo:paragraph-rsid="00668a2d"/>
    </style:style>
    <style:style style:name="P38"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747089" officeooo:paragraph-rsid="00747089" style:font-size-asian="14pt" style:font-size-complex="14pt"/>
    </style:style>
    <style:style style:name="P39" style:family="paragraph" style:parent-style-name="Standard">
      <style:text-properties style:font-name="Roboto Light" officeooo:paragraph-rsid="005050c0"/>
    </style:style>
    <style:style style:name="P40" style:family="paragraph" style:parent-style-name="Standard">
      <style:text-properties style:font-name="Roboto Light" officeooo:rsid="0038af21" officeooo:paragraph-rsid="005050c0"/>
    </style:style>
    <style:style style:name="P41" style:family="paragraph" style:parent-style-name="Standard" style:master-page-name="PITC_5f_title_5f_page">
      <style:paragraph-properties style:page-number="auto"/>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668a2d"/>
    </style:style>
    <style:style style:name="T6" style:family="text">
      <style:text-properties officeooo:rsid="00717f9b"/>
    </style:style>
    <style:style style:name="T7" style:family="text">
      <style:text-properties officeooo:rsid="00747089"/>
    </style:style>
    <style:style style:name="T8"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OLE">
      <style:graphic-properties fo:margin-left="0in" fo:margin-right="0in" style:protect="size position" style:vertical-pos="from-top" style:vertical-rel="page" style:horizontal-pos="from-left" style:horizontal-rel="page" draw:ole-draw-aspect="1" draw:visible-area-width="2.0937in" draw:visible-area-height="1.427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28">Fachwissens-<text:span text:style-name="T7">Skala Entwicklung</text:span></text:p>
        </draw:text-box>
      </draw:frame>
      <draw:frame draw:style-name="fr6" draw:name="pitc_customer_shortid" text:anchor-type="page" text:anchor-page-number="1" svg:x="1.4665in" svg:y="1.1in" svg:width="0.6547in" draw:z-index="3">
        <draw:text-box fo:min-height="0.3126in">
          <text:p text:style-name="P6">[CLIENT]</text:p>
        </draw:text-box>
      </draw:frame>
      <draw:frame draw:style-name="fr6" draw:name="pitc_project_shortid" text:anchor-type="page" text:anchor-page-number="1" svg:x="2.4555in" svg:y="1.0945in" svg:width="0.6472in" draw:z-index="4">
        <draw:text-box fo:min-height="0.3126in">
          <text:p text:style-name="P6">[PROJECT]</text:p>
        </draw:text-box>
      </draw:frame>
      <draw:frame draw:style-name="fr6" draw:name="pitc_org_unit" text:anchor-type="page" text:anchor-page-number="1" svg:x="3.4693in" svg:y="1.0957in" svg:width="0.6772in" draw:z-index="5">
        <draw:text-box fo:min-height="0.3126in">
          <text:p text:style-name="P6">[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0"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1"/>
      <text:p text:style-name="Standard"/>
      <text:p text:style-name="Standard"/>
      <text:p text:style-name="Standard"/>
      <text:p text:style-name="P38">Software-Ingenieur</text:p>
      <text:p text:style-name="P13"/>
      <text:p text:style-name="Standard"><draw:frame draw:style-name="fr8" draw:name="pitc_abstract" text:anchor-type="paragraph" svg:x="0.002in" svg:y="0.0138in" svg:width="6.0457in" draw:z-index="1"><draw:text-box fo:min-height="0.6917in"><text:p text:style-name="P29">D<text:span text:style-name="T4">ie</text:span> vorliegende <text:span text:style-name="T4">Fachwissensskala</text:span> ist nur für die aufgeführte Empfängerfirma bestimmt. </text:p><text:p text:style-name="P29">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able:table table:name="Tabelle2" table:style-name="Tabelle2">
        <table:table-column table:style-name="Tabelle2.A"/>
        <table:table-column table:style-name="Tabelle2.B"/>
        <table:table-row>
          <table:table-cell table:style-name="Tabelle2.A1" office:value-type="string">
            <text:p text:style-name="P36">Datum</text:p>
          </table:table-cell>
          <table:table-cell table:style-name="Tabelle2.A1" office:value-type="string">
            <text:p text:style-name="P18"><draw:frame draw:style-name="fr9" draw:name="pitc_date_display" text:anchor-type="paragraph" svg:x="0.0354in" svg:y="0.0354in" svg:width="2.2201in" svg:height="0.2992in" draw:z-index="9"><draw:text-box><text:p text:style-name="P7">@Datum</text:p></draw:text-box></draw:frame></text:p>
          </table:table-cell>
        </table:table-row>
      </table:table>
      <text:p text:style-name="P18"/>
      <table:table table:name="Tabelle3" table:style-name="Tabelle3">
        <table:table-column table:style-name="Tabelle3.A"/>
        <table:table-column table:style-name="Tabelle3.B"/>
        <table:table-row>
          <table:table-cell table:style-name="Tabelle3.A1" office:value-type="string">
            <text:p text:style-name="P36">Version</text:p>
          </table:table-cell>
          <table:table-cell table:style-name="Tabelle3.A1" office:value-type="string">
            <text:p text:style-name="P18"><draw:frame draw:style-name="fr9" draw:name="pitc_version" text:anchor-type="paragraph" svg:x="0.0354in" svg:y="0.0354in" svg:width="2.2201in" svg:height="0.2992in" draw:z-index="10"><draw:text-box><text:p text:style-name="P8">@Version</text:p></draw:text-box></draw:frame></text:p>
          </table:table-cell>
        </table:table-row>
      </table:table>
      <text:p text:style-name="P18"/>
      <text:p text:style-name="P16"/>
      <text:p text:style-name="P15"/>
      <text:p text:style-name="P15"/>
      <text:p text:style-name="P40"><text:soft-page-break/></text:p>
      <text:h text:style-name="Heading_20_1" text:outline-level="1">Erfahrungsstufen</text:h>
      <table:table table:name="Tabelle7" table:style-name="Tabelle7">
        <table:table-column table:style-name="Tabelle7.A"/>
        <table:table-column table:style-name="Tabelle7.B"/>
        <table:table-header-rows>
          <table:table-row>
            <table:table-cell table:style-name="Tabelle7.A1" office:value-type="string">
              <text:p text:style-name="P9">Erfahrungswert</text:p>
            </table:table-cell>
            <table:table-cell table:style-name="Tabelle7.B1" office:value-type="string">
              <text:p text:style-name="P9">Beschreibung</text:p>
            </table:table-cell>
          </table:table-row>
        </table:table-header-rows>
        <table:table-row>
          <table:table-cell table:style-name="Tabelle7.A2" office:value-type="string">
            <text:p text:style-name="P23">Trainee</text:p>
          </table:table-cell>
          <table:table-cell table:style-name="Tabelle7.B2" office:value-type="string">
            <text:p text:style-name="P9">Ich habe von der Technologie gehört oder mich eingelesen und eventuell auch ein paar Beispiele gemacht.</text:p>
          </table:table-cell>
        </table:table-row>
        <table:table-row>
          <table:table-cell table:style-name="Tabelle7.A2" office:value-type="string">
            <text:p text:style-name="P25">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3">Professional</text:p>
          </table:table-cell>
          <table:table-cell table:style-name="Tabelle7.B2" office:value-type="string">
            <text:p text:style-name="P26">Ich habe praktische Erfahrung und kenne mich mit den meisten Funktionalitäten und Problemen aus.</text:p>
          </table:table-cell>
        </table:table-row>
        <table:table-row>
          <table:table-cell table:style-name="Tabelle7.A2" office:value-type="string">
            <text:p text:style-name="P23">Senior</text:p>
          </table:table-cell>
          <table:table-cell table:style-name="Tabelle7.B2" office:value-type="string">
            <text:p text:style-name="P24">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3">Expert</text:p>
          </table:table-cell>
          <table:table-cell table:style-name="Tabelle7.B2" office:value-type="string">
            <text:p text:style-name="P24">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17"/>
      <text:p text:style-name="P17"/>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10">Fachwissen</text:p>
            </table:table-cell>
            <table:table-cell table:style-name="Tabelle1.A1" office:value-type="string">
              <text:p text:style-name="P11">Anz. Jahre Erfahrung </text:p>
            </table:table-cell>
            <table:table-cell table:style-name="Tabelle1.A1" office:value-type="string">
              <text:p text:style-name="P11"><text:s/>Anzahl Projekte </text:p>
            </table:table-cell>
            <table:table-cell table:style-name="Tabelle1.A1" office:value-type="string">
              <text:p text:style-name="P11">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12">Erfahrungswert </text:p>
                  </table:table-cell>
                  <table:covered-table-cell/>
                  <table:covered-table-cell/>
                  <table:covered-table-cell/>
                  <table:covered-table-cell/>
                </table:table-row>
                <table:table-row table:style-name="Tabelle1.E1.2">
                  <table:table-cell table:style-name="Tabelle1.E1.1.2" office:value-type="string">
                    <text:p text:style-name="P11">Trainee </text:p>
                  </table:table-cell>
                  <table:table-cell table:style-name="Tabelle1.E1.1.2" office:value-type="string">
                    <text:p text:style-name="P11">Junior </text:p>
                  </table:table-cell>
                  <table:table-cell table:style-name="Tabelle1.E1.1.2" office:value-type="string">
                    <text:p text:style-name="P11">Professional</text:p>
                  </table:table-cell>
                  <table:table-cell table:style-name="Tabelle1.E1.1.2" office:value-type="string">
                    <text:p text:style-name="P11">Senior </text:p>
                  </table:table-cell>
                  <table:table-cell table:style-name="Tabelle1.E1.1.2" office:value-type="string">
                    <text:p text:style-name="P11">Expert</text:p>
                  </table:table-cell>
                </table:table-row>
              </table:table>
            </table:table-cell>
            <table:table-cell table:style-name="Tabelle1.F1" office:value-type="string">
              <text:p text:style-name="P10">Bemerkung</text:p>
            </table:table-cell>
          </table:table-row>
        </table:table-header-rows>
      </table:table>
      <table:table table:name="JAVA" table:style-name="JAVA">
        <table:table-column table:style-name="JAVA.A"/>
        <table:table-column table:style-name="JAVA.B"/>
        <table:table-column table:style-name="JAVA.C"/>
        <table:table-column table:style-name="JAVA.D"/>
        <table:table-column table:style-name="JAVA.C" table:number-columns-repeated="2"/>
        <table:table-column table:style-name="JAVA.B"/>
        <table:table-column table:style-name="JAVA.C" table:number-columns-repeated="2"/>
        <table:table-column table:style-name="JAVA.J"/>
        <table:table-row>
          <table:table-cell table:style-name="JAVA.A1" table:number-columns-spanned="10" office:value-type="string">
            <text:p text:style-name="P33">Java</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A2" office:value-type="string">
            <text:p text:style-name="P30">[TOPIC]</text:p>
          </table:table-cell>
          <table:table-cell table:style-name="JAVA.A2" office:value-type="string">
            <text:p text:style-name="P30"/>
          </table:table-cell>
          <table:table-cell table:style-name="JAVA.A2" office:value-type="string">
            <text:p text:style-name="P30"/>
          </table:table-cell>
          <table:table-cell table:style-name="JAVA.A2" office:value-type="string">
            <text:p text:style-name="P30"/>
          </table:table-cell>
          <table:table-cell table:style-name="JAVA.A2" office:value-type="string">
            <text:p text:style-name="P32"/>
          </table:table-cell>
          <table:table-cell table:style-name="JAVA.A2" office:value-type="string">
            <text:p text:style-name="P32"/>
          </table:table-cell>
          <table:table-cell table:style-name="JAVA.A2" office:value-type="string">
            <text:p text:style-name="P32"/>
          </table:table-cell>
          <table:table-cell table:style-name="JAVA.A2" office:value-type="string">
            <text:p text:style-name="P32"/>
          </table:table-cell>
          <table:table-cell table:style-name="JAVA.A2" office:value-type="string">
            <text:p text:style-name="P32"/>
          </table:table-cell>
          <table:table-cell table:style-name="JAVA.J2" office:value-type="string">
            <text:p text:style-name="P30"/>
          </table:table-cell>
        </table:table-row>
      </table:table>
      <table:table table:name="RUBY" table:style-name="RUBY">
        <table:table-column table:style-name="RUBY.A"/>
        <table:table-column table:style-name="RUBY.B"/>
        <table:table-column table:style-name="RUBY.C"/>
        <table:table-column table:style-name="RUBY.D"/>
        <table:table-column table:style-name="RUBY.C" table:number-columns-repeated="2"/>
        <table:table-column table:style-name="RUBY.B"/>
        <table:table-column table:style-name="RUBY.C" table:number-columns-repeated="2"/>
        <table:table-column table:style-name="RUBY.J"/>
        <table:table-row>
          <table:table-cell table:style-name="RUBY.A1" table:number-columns-spanned="10" office:value-type="string">
            <text:p text:style-name="P34">Ruby</text:p>
          </table:table-cell>
          <table:covered-table-cell/>
          <table:covered-table-cell/>
          <table:covered-table-cell/>
          <table:covered-table-cell/>
          <table:covered-table-cell/>
          <table:covered-table-cell/>
          <table:covered-table-cell/>
          <table:covered-table-cell/>
          <table:covered-table-cell/>
        </table:table-row>
        <table:table-row>
          <table:table-cell table:style-name="RUBY.A2" office:value-type="string">
            <text:p text:style-name="P31">[TOPIC]</text:p>
          </table:table-cell>
          <table:table-cell table:style-name="RUBY.A2" office:value-type="string">
            <text:p text:style-name="P31"/>
          </table:table-cell>
          <table:table-cell table:style-name="RUBY.A2" office:value-type="string">
            <text:p text:style-name="P31"/>
          </table:table-cell>
          <table:table-cell table:style-name="RUBY.A2" office:value-type="string">
            <text:p text:style-name="P31"/>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J2" office:value-type="string">
            <text:p text:style-name="P31"/>
          </table:table-cell>
        </table:table-row>
      </table:table>
      <table:table table:name="JAVASCRIPT" table:style-name="JAVASCRIPT">
        <table:table-column table:style-name="JAVASCRIPT.A"/>
        <table:table-column table:style-name="JAVASCRIPT.B"/>
        <table:table-column table:style-name="JAVASCRIPT.C"/>
        <table:table-column table:style-name="JAVASCRIPT.D"/>
        <table:table-column table:style-name="JAVASCRIPT.C" table:number-columns-repeated="2"/>
        <table:table-column table:style-name="JAVASCRIPT.B"/>
        <table:table-column table:style-name="JAVASCRIPT.C" table:number-columns-repeated="2"/>
        <table:table-column table:style-name="JAVASCRIPT.J"/>
        <table:table-row>
          <table:table-cell table:style-name="JAVASCRIPT.A1" table:number-columns-spanned="10" office:value-type="string">
            <text:p text:style-name="P35">Java<text:span text:style-name="T5">Scrip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SCRIPT.A2" office:value-type="string">
            <text:p text:style-name="P31">[TOPIC]</text:p>
          </table:table-cell>
          <table:table-cell table:style-name="JAVASCRIPT.A2" office:value-type="string">
            <text:p text:style-name="P31"/>
          </table:table-cell>
          <table:table-cell table:style-name="JAVASCRIPT.A2" office:value-type="string">
            <text:p text:style-name="P31"/>
          </table:table-cell>
          <table:table-cell table:style-name="JAVASCRIPT.A2" office:value-type="string">
            <text:p text:style-name="P31"/>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J2" office:value-type="string">
            <text:p text:style-name="P31"/>
          </table:table-cell>
        </table:table-row>
      </table:table>
      <table:table table:name="ALLGEMEINEKONZEPTEUNDSPRACHEN" table:style-name="ALLGEMEINEKONZEPTEUNDSPRACHEN">
        <table:table-column table:style-name="ALLGEMEINEKONZEPTEUNDSPRACHEN.A"/>
        <table:table-column table:style-name="ALLGEMEINEKONZEPTEUNDSPRACHEN.B"/>
        <table:table-column table:style-name="ALLGEMEINEKONZEPTEUNDSPRACHEN.C"/>
        <table:table-column table:style-name="ALLGEMEINEKONZEPTEUNDSPRACHEN.D"/>
        <table:table-column table:style-name="ALLGEMEINEKONZEPTEUNDSPRACHEN.C" table:number-columns-repeated="2"/>
        <table:table-column table:style-name="ALLGEMEINEKONZEPTEUNDSPRACHEN.B"/>
        <table:table-column table:style-name="ALLGEMEINEKONZEPTEUNDSPRACHEN.C" table:number-columns-repeated="2"/>
        <table:table-column table:style-name="ALLGEMEINEKONZEPTEUNDSPRACHEN.J"/>
        <table:table-row>
          <table:table-cell table:style-name="ALLGEMEINEKONZEPTEUNDSPRACHEN.A1" table:number-columns-spanned="10" office:value-type="string">
            <text:p text:style-name="P34">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table-cell table:style-name="ALLGEMEINEKONZEPTEUNDSPRACHEN.A2" office:value-type="string">
            <text:p text:style-name="P31">[TOPIC]</text:p>
          </table:table-cell>
          <table:table-cell table:style-name="ALLGEMEINEKONZEPTEUNDSPRACHEN.A2" office:value-type="string">
            <text:p text:style-name="P31"/>
          </table:table-cell>
          <table:table-cell table:style-name="ALLGEMEINEKONZEPTEUNDSPRACHEN.A2" office:value-type="string">
            <text:p text:style-name="P31"/>
          </table:table-cell>
          <table:table-cell table:style-name="ALLGEMEINEKONZEPTEUNDSPRACHEN.A2" office:value-type="string">
            <text:p text:style-name="P31"/>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J2" office:value-type="string">
            <text:p text:style-name="P31"/>
          </table:table-cell>
        </table:table-row>
      </table:table>
      <table:table table:name="WERKZEUGE" table:style-name="WERKZEUGE">
        <table:table-column table:style-name="WERKZEUGE.A"/>
        <table:table-column table:style-name="WERKZEUGE.B"/>
        <table:table-column table:style-name="WERKZEUGE.C"/>
        <table:table-column table:style-name="WERKZEUGE.D"/>
        <table:table-column table:style-name="WERKZEUGE.C" table:number-columns-repeated="2"/>
        <table:table-column table:style-name="WERKZEUGE.B"/>
        <table:table-column table:style-name="WERKZEUGE.C" table:number-columns-repeated="2"/>
        <table:table-column table:style-name="WERKZEUGE.J"/>
        <table:table-row>
          <table:table-cell table:style-name="WERKZEUGE.A1" table:number-columns-spanned="10" office:value-type="string">
            <text:p text:style-name="P34">Werkzeuge</text:p>
          </table:table-cell>
          <table:covered-table-cell/>
          <table:covered-table-cell/>
          <table:covered-table-cell/>
          <table:covered-table-cell/>
          <table:covered-table-cell/>
          <table:covered-table-cell/>
          <table:covered-table-cell/>
          <table:covered-table-cell/>
          <table:covered-table-cell/>
        </table:table-row>
        <table:table-row>
          <table:table-cell table:style-name="WERKZEUGE.A2" office:value-type="string">
            <text:p text:style-name="P31">[TOPIC]</text:p>
          </table:table-cell>
          <table:table-cell table:style-name="WERKZEUGE.A2" office:value-type="string">
            <text:p text:style-name="P31"/>
          </table:table-cell>
          <table:table-cell table:style-name="WERKZEUGE.A2" office:value-type="string">
            <text:p text:style-name="P31"/>
          </table:table-cell>
          <table:table-cell table:style-name="WERKZEUGE.A2" office:value-type="string">
            <text:p text:style-name="P31"/>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J2" office:value-type="string">
            <text:p text:style-name="P31"/>
          </table:table-cell>
        </table:table-row>
      </table:table>
      <table:table table:name="DATENBANKEN" table:style-name="DATENBANKEN">
        <table:table-column table:style-name="DATENBANKEN.A"/>
        <table:table-column table:style-name="DATENBANKEN.B"/>
        <table:table-column table:style-name="DATENBANKEN.C"/>
        <table:table-column table:style-name="DATENBANKEN.D"/>
        <table:table-column table:style-name="DATENBANKEN.C" table:number-columns-repeated="2"/>
        <table:table-column table:style-name="DATENBANKEN.B"/>
        <table:table-column table:style-name="DATENBANKEN.C" table:number-columns-repeated="2"/>
        <table:table-column table:style-name="DATENBANKEN.J"/>
        <table:table-row>
          <table:table-cell table:style-name="DATENBANKEN.A1" table:number-columns-spanned="10" office:value-type="string">
            <text:p text:style-name="P34">Datenbanken</text:p>
          </table:table-cell>
          <table:covered-table-cell/>
          <table:covered-table-cell/>
          <table:covered-table-cell/>
          <table:covered-table-cell/>
          <table:covered-table-cell/>
          <table:covered-table-cell/>
          <table:covered-table-cell/>
          <table:covered-table-cell/>
          <table:covered-table-cell/>
        </table:table-row>
        <table:table-row>
          <table:table-cell table:style-name="DATENBANKEN.A2" office:value-type="string">
            <text:p text:style-name="P31">[TOPIC]</text:p>
          </table:table-cell>
          <table:table-cell table:style-name="DATENBANKEN.A2" office:value-type="string">
            <text:p text:style-name="P31"/>
          </table:table-cell>
          <table:table-cell table:style-name="DATENBANKEN.A2" office:value-type="string">
            <text:p text:style-name="P31"/>
          </table:table-cell>
          <table:table-cell table:style-name="DATENBANKEN.A2" office:value-type="string">
            <text:p text:style-name="P31"/>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J2" office:value-type="string">
            <text:p text:style-name="P31"/>
          </table:table-cell>
        </table:table-row>
      </table:table>
      <table:table table:name="SOFTWAREDESIGNUNDMETHODEN" table:style-name="SOFTWAREDESIGNUNDMETHODEN">
        <table:table-column table:style-name="SOFTWAREDESIGNUNDMETHODEN.A"/>
        <table:table-column table:style-name="SOFTWAREDESIGNUNDMETHODEN.B"/>
        <table:table-column table:style-name="SOFTWAREDESIGNUNDMETHODEN.C"/>
        <table:table-column table:style-name="SOFTWAREDESIGNUNDMETHODEN.D"/>
        <table:table-column table:style-name="SOFTWAREDESIGNUNDMETHODEN.C" table:number-columns-repeated="2"/>
        <table:table-column table:style-name="SOFTWAREDESIGNUNDMETHODEN.B"/>
        <table:table-column table:style-name="SOFTWAREDESIGNUNDMETHODEN.C" table:number-columns-repeated="2"/>
        <table:table-column table:style-name="SOFTWAREDESIGNUNDMETHODEN.J"/>
        <table:table-row>
          <table:table-cell table:style-name="SOFTWAREDESIGNUNDMETHODEN.A1" table:number-columns-spanned="10" office:value-type="string">
            <text:p text:style-name="P34">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table-cell table:style-name="SOFTWAREDESIGNUNDMETHODEN.A2" office:value-type="string">
            <text:p text:style-name="P31">[TOPIC]</text:p>
          </table:table-cell>
          <table:table-cell table:style-name="SOFTWAREDESIGNUNDMETHODEN.A2" office:value-type="string">
            <text:p text:style-name="P31"/>
          </table:table-cell>
          <table:table-cell table:style-name="SOFTWAREDESIGNUNDMETHODEN.A2" office:value-type="string">
            <text:p text:style-name="P31"/>
          </table:table-cell>
          <table:table-cell table:style-name="SOFTWAREDESIGNUNDMETHODEN.A2" office:value-type="string">
            <text:p text:style-name="P31"/>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J2" office:value-type="string">
            <text:p text:style-name="P31"/>
          </table:table-cell>
        </table:table-row>
      </table:table>
      <table:table table:name="MIDDLEWARE" table:style-name="MIDDLEWARE">
        <table:table-column table:style-name="MIDDLEWARE.A"/>
        <table:table-column table:style-name="MIDDLEWARE.B"/>
        <table:table-column table:style-name="MIDDLEWARE.C"/>
        <table:table-column table:style-name="MIDDLEWARE.D"/>
        <table:table-column table:style-name="MIDDLEWARE.C" table:number-columns-repeated="2"/>
        <table:table-column table:style-name="MIDDLEWARE.B"/>
        <table:table-column table:style-name="MIDDLEWARE.C" table:number-columns-repeated="2"/>
        <table:table-column table:style-name="MIDDLEWARE.J"/>
        <table:table-row>
          <table:table-cell table:style-name="MIDDLEWARE.A1" table:number-columns-spanned="10" office:value-type="string">
            <text:p text:style-name="P34">Middleware</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MIDDLEWARE.A2" office:value-type="string">
            <text:p text:style-name="P31">[TOPIC]</text:p>
          </table:table-cell>
          <table:table-cell table:style-name="MIDDLEWARE.A2" office:value-type="string">
            <text:p text:style-name="P31"/>
          </table:table-cell>
          <table:table-cell table:style-name="MIDDLEWARE.A2" office:value-type="string">
            <text:p text:style-name="P31"/>
          </table:table-cell>
          <table:table-cell table:style-name="MIDDLEWARE.A2" office:value-type="string">
            <text:p text:style-name="P31"/>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J2" office:value-type="string">
            <text:p text:style-name="P31"/>
          </table:table-cell>
        </table:table-row>
      </table:table>
      <text:h text:style-name="P37"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7">Name</text:p>
            </table:table-cell>
            <table:table-cell table:style-name="Tabelle8.A1" office:value-type="string">
              <text:p text:style-name="P27">Jahr</text:p>
            </table:table-cell>
            <table:table-cell table:style-name="Tabelle8.C1" office:value-type="string">
              <text:p text:style-name="P27">Beschreibung</text:p>
            </table:table-cell>
          </table:table-row>
        </table:table-header-rows>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6">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paragraph-rsid="00717f9b" style:font-size-asian="8pt"/>
    </style:style>
    <style:style style:name="MP8" style:family="paragraph" style:parent-style-name="Standard">
      <style:paragraph-properties fo:text-align="end" style:justify-single-word="false"/>
      <style:text-properties fo:font-size="8pt" officeooo:rsid="004b24c9" officeooo:paragraph-rsid="00717f9b" style:font-size-asian="8pt"/>
    </style:style>
    <style:style style:name="MP9" style:family="paragraph" style:parent-style-name="Standard">
      <style:paragraph-properties fo:text-align="end" style:justify-single-word="false"/>
      <style:text-properties fo:font-size="2pt" officeooo:paragraph-rsid="00717f9b" style:font-size-asian="2pt"/>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3T11:53:01.284399982">20170623</text:date></text:span><text:span text:style-name="MT1">w</text:span><text:span text:style-name="MT1"><text:word-count>288</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MP7">Puzzle ITC GmbH</text:p>
        <text:p text:style-name="MP8">Belpstrasse 37</text:p>
        <text:p text:style-name="MP7">CH-3007 Bern</text:p>
        <text:p text:style-name="MP9"/>
        <text:p text:style-name="MP7">Telefon: +41 31 370 22 00</text:p>
        <text:p text:style-name="MP7">Telefax: +41 31 370 22 01</text:p>
        <text:p text:style-name="MP9"/>
        <text:p text:style-name="MP7">www.puzzle.ch</text:p>
        <text:p text:style-name="MP7"/>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3T11:53:01.211965647</dc:date>
    <meta:editing-cycles>239</meta:editing-cycles>
    <meta:editing-duration>P1DT4H33M43S</meta:editing-duration>
    <dc:creator>Felix Ammann</dc:creator>
    <meta:document-statistic meta:table-count="13" meta:image-count="0" meta:object-count="1" meta:page-count="3" meta:paragraph-count="83" meta:word-count="288" meta:character-count="2054" meta:non-whitespace-character-count="1833"/>
    <meta:user-defined meta:name="Info 1">Fachwissens-Skala Entwicklung</meta:user-defined>
    <meta:user-defined meta:name="Info 2">2.4</meta:user-defined>
    <meta:user-defined meta:name="Info 3"/>
    <meta:user-defined meta:name="Info 4"/>
  </office:meta>
</office:document-meta>
</file>